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7.986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pl</text:p>
          </table:table-cell>
          <table:table-cell office:value-type="string">
            <text:p>Wstaw notatkę</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pl</text:p>
          </table:table-cell>
          <table:table-cell office:value-type="string">
            <text:p>Włącz ~naturalne sortowani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pl</text:p>
          </table:table-cell>
          <table:table-cell office:value-type="string">
            <text:p>Zapisz ~Grafikę...</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pl</text:p>
          </table:table-cell>
          <table:table-cell office:value-type="string">
            <text:p>\&lt;bookmark_value\&gt;opcje sortowania dla rand bazy danych\&lt;/bookmark_value\&gt;\&lt;bookmark_value\&gt;sortowanie; Języki azjatyckie\&lt;/bookmark_value\&gt;\&lt;bookmark_value\&gt;Języki azjatyckie;sorotwanie\&lt;/bookmark_value\&gt;\&lt;bookmark_value\&gt;reguły sortowania książki telefonicznej\&lt;/bookmark_value\&gt;\&lt;bookmark_value\&gt;algorytm sortowania naturlanego\&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pl</text:p>
          </table:table-cell>
          <table:table-cell office:value-type="string">
            <text:p>Włącz naturalne sortowani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pl</text:p>
          </table:table-cell>
          <table:table-cell office:value-type="string">
            <text:p>\&lt;ahelp hid=\"SC:CHECKBOX:RID_SCPAGE_SORT_OPTIONS:BTN_NATURALSORT\"\&gt;Naturalne sortowanie jest algorytmem sortowania, który sortuje liczby według matematycznej kolejności inaczej niż przy tradycyjnym sortowaniu.\&lt;/ahelp\&gt; Przykładowo mając ciąg wartości jak np. A1, A2, A3, A4, A5, A6, ..., A19, A20, A21. Po wprowadzeniu danych do komórek i uruchomieniu sortowania uzyskasz A1, A11, A12, A13, ..., A19, A2, A20, A21, A3, A4, A5, ..., A9. O ile taki sposób sortowania może być sensowny dla osób rozumiejących mechanizm sortujący o tyle dla reszty populacji wydaje się nieciekawy, jeśli nie niewygodny. Natomiast opcja sortowania naturalnego spowoduje ułożenie pozycji powyższego przykładu w „prawidłowej” kolejności, co zwiększa wygodę i zadowolenie z operacji sortowani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pl</text:p>
          </table:table-cell>
          <table:table-cell office:value-type="string">
            <text:p>Akceso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pl</text:p>
          </table:table-cell>
          <table:table-cell office:value-type="string">
            <text:p>%PRODUCTNAME-użyteczne akcesoria,w tym różne galeria, Szablony, Przykładowe dokumenti i czcionk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pl</text:p>
          </table:table-cell>
          <table:table-cell office:value-type="string">
            <text:p>Ga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pl</text:p>
          </table:table-cell>
          <table:table-cell office:value-type="string">
            <text:p>Galeria %PRODUCTNAME zawiera ponad 2900 elementów w zróżnicowanych szablonach.</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pl</text:p>
          </table:table-cell>
          <table:table-cell office:value-type="string">
            <text:p>Szablon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pl</text:p>
          </table:table-cell>
          <table:table-cell office:value-type="string">
            <text:p>Twórz idealne dokumenty w kilka sekund używając szablonów dokumentów.</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pl</text:p>
          </table:table-cell>
          <table:table-cell office:value-type="string">
            <text:p>Przykładowe dokument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pl</text:p>
          </table:table-cell>
          <table:table-cell office:value-type="string">
            <text:p>Przykładowe dokumenty są dobre do uczenia si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pl</text:p>
          </table:table-cell>
          <table:table-cell office:value-type="string">
            <text:p>Dokumentac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pl</text:p>
          </table:table-cell>
          <table:table-cell office:value-type="string">
            <text:p>Dokumentacja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pl</text:p>
          </table:table-cell>
          <table:table-cell office:value-type="string">
            <text:p>Reklam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pl</text:p>
          </table:table-cell>
          <table:table-cell office:value-type="string">
            <text:p>Materiały relkamow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pl</text:p>
          </table:table-cell>
          <table:table-cell office:value-type="string">
            <text:p>Czcionk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pl</text:p>
          </table:table-cell>
          <table:table-cell office:value-type="string">
            <text:p>Dodatkowe czcionki dla %PRODUCTNAME i innych aplikacj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pl</text:p>
          </table:table-cell>
          <table:table-cell office:value-type="string">
            <text:p>Import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pl</text:p>
          </table:table-cell>
          <table:table-cell office:value-type="string">
            <text:p>Wsparcie dla Importu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Instrukcja obsługi</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pl</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pl</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pl</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pl</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pl</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pl</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pl</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pl</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pl</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pl</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pl</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pl</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pl</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pl</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pl</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pl</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pl</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pl</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pl</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pl</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pl</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pl</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pl</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pl</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pl</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pl</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pl</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pl</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pl</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pl</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pl</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pl</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pl</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pl</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pl</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pl</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pl</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3:2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32:46</meta:creation-date>
    <dc:creator>AgentK</dc:creator>
    <dc:date>2008-03-15T17:13:21</dc:date>
    <meta:editing-cycles>2</meta:editing-cycles>
    <meta:editing-duration>PT2M28S</meta:editing-duration>
    <meta:user-defined meta:name="Info 1"/>
    <meta:user-defined meta:name="Info 2"/>
    <meta:user-defined meta:name="Info 3"/>
    <meta:user-defined meta:name="Info 4"/>
    <meta:document-statistic meta:table-count="1" meta:cell-count="1636"/>
  </office:meta>
</office:document-meta>
</file>